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835in"/>
    </style:style>
    <style:style style:name="co21" style:family="table-column">
      <style:table-column-properties fo:break-before="auto" style:column-width="1.0165in"/>
    </style:style>
    <style:style style:name="co22" style:family="table-column">
      <style:table-column-properties fo:break-before="auto" style:column-width="1.1008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7555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74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ffff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JPY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JPY"/>
          <table:table-cell table:formula="=HYPERLINK(&quot;#B1 Tax.a24:z24&quot;; 0)" table:style-name="transparent_JPY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JPY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JPY"/>
          <table:table-cell table:formula="=HYPERLINK(&quot;#B2 Tax.a37:z37&quot;; 30341.00000000000000000)" table:style-name="transparent_JPY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JPY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JPY"/>
          <table:table-cell table:formula="=HYPERLINK(&quot;#B2 Tax.a28:z28&quot;; 13500.0000000000000000)" table:style-name="transparent_JPY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JPY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JPY"/>
          <table:table-cell table:formula="=HYPERLINK(&quot;#B2 Tax.a28:z28&quot;; 0)" table:style-name="transparent_JPY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JPY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JPY"/>
          <table:table-cell table:formula="=HYPERLINK(&quot;#B2 Tax.a28:z28&quot;; 63420.000000000000000)" table:style-name="transparent_JPY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JPY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JPY"/>
          <table:table-cell table:formula="=HYPERLINK(&quot;#B2 Tax.a28:z28&quot;; 53439.00000000000000)" table:style-name="transparent_JPY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JPY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JPY"/>
          <table:table-cell table:formula="=HYPERLINK(&quot;#B3 Tax.a32:z32&quot;; 444.00000000000)" table:style-name="transparent_JPY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JPY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JPY"/>
          <table:table-cell table:formula="=HYPERLINK(&quot;#B3 Tax.a28:z28&quot;; 333.00000000000)" table:style-name="transparent_JPY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JPY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JPY"/>
          <table:table-cell table:formula="=HYPERLINK(&quot;#B3 Tax.a28:z28&quot;; 0)" table:style-name="transparent_JPY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JPY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JPY"/>
          <table:table-cell table:formula="=HYPERLINK(&quot;#B4 Tax.a43:z43&quot;; 30351.00000000000)" table:style-name="transparent_JPY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JPY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JPY"/>
          <table:table-cell table:formula="=HYPERLINK(&quot;#B4 Tax.a43:z43&quot;; 604.00000000000)" table:style-name="transparent_JPY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JPY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JPY"/>
          <table:table-cell table:formula="=HYPERLINK(&quot;#B4 Tax.a32:z32&quot;; 13509.0000000000000000)" table:style-name="transparent_JPY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JPY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JPY"/>
          <table:table-cell table:formula="=HYPERLINK(&quot;#B4 Tax.a32:z32&quot;; 413.00000000000)" table:style-name="transparent_JPY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JPY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JPY"/>
          <table:table-cell table:formula="=HYPERLINK(&quot;#B4 Tax.a32:z32&quot;; 0)" table:style-name="transparent_JPY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JPY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JPY"/>
          <table:table-cell table:formula="=HYPERLINK(&quot;#B4 Tax.a32:z32&quot;; 63441.000000000000000)" table:style-name="transparent_JPY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JPY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JPY"/>
          <table:table-cell table:formula="=HYPERLINK(&quot;#B4 Tax.a32:z32&quot;; 53439.00000000000000)" table:style-name="transparent_JPY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currency" office:currency="JPY" table:style-name="taxable_event_JPY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currency" office:currency="JPY" table:style-name="taxable_event_JPY"/>
          <table:table-cell office:value="24000.0" office:value-type="currency" office:currency="JPY" table:style-name="taxable_event_JPY"/>
          <table:table-cell office:value="24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currency" office:currency="JPY" table:style-name="taxable_event_JPY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currency" office:currency="JPY" table:style-name="taxable_event_JPY"/>
          <table:table-cell office:value="39000.0" office:value-type="currency" office:currency="JPY" table:style-name="taxable_event_JPY"/>
          <table:table-cell office:value="39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currency" office:currency="JPY" table:style-name="transparent_JPY"/>
          <table:table-cell office:value="56000.0" office:value-type="currency" office:currency="JPY" table:style-name="transparent_JPY"/>
          <table:table-cell office:value="56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currency" office:currency="JPY" table:style-name="transparent_JPY"/>
          <table:table-cell office:value="75000.0" office:value-type="currency" office:currency="JPY" table:style-name="transparent_JPY"/>
          <table:table-cell office:value="7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JPY"/>
          <table:table-cell table:formula="=HYPERLINK(&quot;#B1 In-Out.a5:z5&quot;; 12000.00000000000)" table:style-name="taxable_event_JPY"/>
          <table:table-cell table:formula="=HYPERLINK(&quot;#B1 In-Out.a5:z5&quot;; &quot;&quot;)" table:style-name="taxable_event_JPY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JPY"/>
          <table:table-cell table:formula="=HYPERLINK(&quot;#B1 In-Out.a6:z6&quot;; 13000.00000000000)" table:style-name="taxable_event_alt_JPY"/>
          <table:table-cell table:formula="=HYPERLINK(&quot;#B1 In-Out.a6:z6&quot;; &quot;&quot;)" table:style-name="taxable_event_alt_JPY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currency" office:currency="JPY" table:style-name="taxable_event_JPY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currency" office:currency="JPY" table:style-name="taxable_event_JPY"/>
          <table:table-cell office:value="24000.0" office:value-type="currency" office:currency="JPY" table:style-name="taxable_event_JPY"/>
          <table:table-cell office:value="24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currency" office:currency="JPY" table:style-name="taxable_event_JPY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currency" office:currency="JPY" table:style-name="taxable_event_JPY"/>
          <table:table-cell office:value="39000.0" office:value-type="currency" office:currency="JPY" table:style-name="taxable_event_JPY"/>
          <table:table-cell office:value="39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currency" office:currency="JPY" table:style-name="transparent_JPY"/>
          <table:table-cell office:value="56000.0" office:value-type="currency" office:currency="JPY" table:style-name="transparent_JPY"/>
          <table:table-cell office:value="56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currency" office:currency="JPY" table:style-name="transparent_JPY"/>
          <table:table-cell office:value="75000.0" office:value-type="currency" office:currency="JPY" table:style-name="transparent_JPY"/>
          <table:table-cell office:value="7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currency" office:currency="JPY" table:style-name="taxable_event_JPY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currency" office:currency="JPY" table:style-name="taxable_event_JPY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currency" office:currency="JPY" table:style-name="taxable_event_border_JPY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currency" office:currency="JPY" table:style-name="highlighted_border_JPY"/>
          <table:table-cell office:value="202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currency" office:currency="JPY" table:style-name="taxable_event_JPY"/>
          <table:table-cell office:value="3034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currency" office:currency="JPY" table:style-name="taxable_event_border_JPY"/>
          <table:table-cell office:value="1350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currency" office:currency="JPY" table:style-name="taxable_event_JPY"/>
          <table:table-cell office:value="6342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currency" office:currency="JPY" table:style-name="taxable_event_JPY"/>
          <table:table-cell office:value="53439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JPY"/>
          <table:table-cell table:formula="=HYPERLINK(&quot;#B2 In-Out.a14:z14&quot;; 11200.00000000000)" table:style-name="taxable_event_JPY"/>
          <table:table-cell table:formula="=HYPERLINK(&quot;#B2 In-Out.a14:z14&quot;; &quot;&quot;)" table:style-name="taxable_event_JPY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JPY"/>
          <table:table-cell table:formula="=HYPERLINK(&quot;#B2 In-Out.a4:z4&quot;; 20.000000000000)" table:style-name="acquired_lot_JPY"/>
          <table:table-cell table:formula="=HYPERLINK(&quot;#B2 In-Out.a4:z4&quot;; 2220.0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JPY"/>
          <table:table-cell table:formula="=HYPERLINK(&quot;#B2 In-Out.a5:z5&quot;; 12000.00000000000)" table:style-name="taxable_event_alt_JPY"/>
          <table:table-cell table:formula="=HYPERLINK(&quot;#B2 In-Out.a5:z5&quot;; &quot;&quot;)" table:style-name="taxable_event_alt_JPY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JPY"/>
          <table:table-cell table:formula="=HYPERLINK(&quot;#B2 In-Out.a15:z15&quot;; 12200.00000000000)" table:style-name="taxable_event_JPY"/>
          <table:table-cell table:formula="=HYPERLINK(&quot;#B2 In-Out.a15:z15&quot;; &quot;&quot;)" table:style-name="taxable_event_JPY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JPY"/>
          <table:table-cell table:formula="=HYPERLINK(&quot;#B2 In-Out.a4:z4&quot;; 80.000000000000)" table:style-name="acquired_lot_JPY"/>
          <table:table-cell table:formula="=HYPERLINK(&quot;#B2 In-Out.a4:z4&quot;; 8880.00000000000)" table:style-name="highlighted_JPY"/>
          <table:table-cell table:formula="=HYPERLINK(&quot;#B2 In-Out.a4:z4&quot;; 1100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JPY"/>
          <table:table-cell table:formula="=HYPERLINK(&quot;#B2 In-Out.a15:z15&quot;; 12200.00000000000)" table:style-name="taxable_event_JPY"/>
          <table:table-cell table:formula="=HYPERLINK(&quot;#B2 In-Out.a15:z15&quot;; &quot;&quot;)" table:style-name="taxable_event_JPY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JPY"/>
          <table:table-cell table:formula="=HYPERLINK(&quot;#B2 In-Out.a5:z5&quot;; 0.0)" table:style-name="acquired_lot_alt_JPY"/>
          <table:table-cell table:formula="=HYPERLINK(&quot;#B2 In-Out.a5:z5&quot;; 2400.0000000000000000)" table:style-name="highlighted_JPY"/>
          <table:table-cell table:formula="=HYPERLINK(&quot;#B2 In-Out.a5:z5&quot;; 12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JPY"/>
          <table:table-cell table:formula="=HYPERLINK(&quot;#B2 In-Out.a6:z6&quot;; 13000.00000000000)" table:style-name="taxable_event_alt_JPY"/>
          <table:table-cell table:formula="=HYPERLINK(&quot;#B2 In-Out.a6:z6&quot;; &quot;&quot;)" table:style-name="taxable_event_alt_JPY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JPY"/>
          <table:table-cell table:formula="=HYPERLINK(&quot;#B2 In-Out.a16:z16&quot;; 14200.00000000000)" table:style-name="taxable_event_JPY"/>
          <table:table-cell table:formula="=HYPERLINK(&quot;#B2 In-Out.a16:z16&quot;; &quot;&quot;)" table:style-name="taxable_event_JPY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JPY"/>
          <table:table-cell table:formula="=HYPERLINK(&quot;#B2 In-Out.a5:z5&quot;; 0.0)" table:style-name="acquired_lot_alt_JPY"/>
          <table:table-cell table:formula="=HYPERLINK(&quot;#B2 In-Out.a5:z5&quot;; 21600.000000000000000)" table:style-name="highlighted_JPY"/>
          <table:table-cell table:formula="=HYPERLINK(&quot;#B2 In-Out.a5:z5&quot;; 1200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JPY"/>
          <table:table-cell table:formula="=HYPERLINK(&quot;#B2 In-Out.a16:z16&quot;; 14200.00000000000)" table:style-name="taxable_event_JPY"/>
          <table:table-cell table:formula="=HYPERLINK(&quot;#B2 In-Out.a16:z16&quot;; &quot;&quot;)" table:style-name="taxable_event_JPY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JPY"/>
          <table:table-cell table:formula="=HYPERLINK(&quot;#B2 In-Out.a6:z6&quot;; 0)" table:style-name="acquired_lot_JPY"/>
          <table:table-cell table:formula="=HYPERLINK(&quot;#B2 In-Out.a6:z6&quot;; 39000.00000000000000)" table:style-name="highlighted_JPY"/>
          <table:table-cell table:formula="=HYPERLINK(&quot;#B2 In-Out.a6:z6&quot;; 13000.00000000000)" table:style-name="acquired_lot_JPY"/>
          <table:table-cell table:formula="=HYPERLINK(&quot;#B2 In-Out.a6:z6&quot;; &quot;&quot;)" table:style-name="acquired_lot_JPY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JPY"/>
          <table:table-cell table:formula="=HYPERLINK(&quot;#B2 In-Out.a16:z16&quot;; 14200.00000000000)" table:style-name="taxable_event_JPY"/>
          <table:table-cell table:formula="=HYPERLINK(&quot;#B2 In-Out.a16:z16&quot;; &quot;&quot;)" table:style-name="taxable_event_JPY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JPY"/>
          <table:table-cell table:formula="=HYPERLINK(&quot;#B2 In-Out.a7:z7&quot;; 20.0000000000000)" table:style-name="acquired_lot_alt_JPY"/>
          <table:table-cell table:formula="=HYPERLINK(&quot;#B2 In-Out.a7:z7&quot;; 2820.000000000000000)" table:style-name="highlighted_JPY"/>
          <table:table-cell table:formula="=HYPERLINK(&quot;#B2 In-Out.a7:z7&quot;; 14000.00000000000)" table:style-name="acquired_lot_alt_JPY"/>
          <table:table-cell table:formula="=HYPERLINK(&quot;#B2 In-Out.a7:z7&quot;; &quot;&quot;)" table:style-name="acquired_lot_alt_JPY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JPY"/>
          <table:table-cell table:formula="=HYPERLINK(&quot;#B2 In-Out.a17:z17&quot;; 14300.00000000000)" table:style-name="taxable_event_alt_JPY"/>
          <table:table-cell table:formula="=HYPERLINK(&quot;#B2 In-Out.a17:z17&quot;; &quot;&quot;)" table:style-name="taxable_event_alt_JPY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JPY"/>
          <table:table-cell table:formula="=HYPERLINK(&quot;#B2 In-Out.a7:z7&quot;; 379.000000000000000)" table:style-name="acquired_lot_alt_JPY"/>
          <table:table-cell table:formula="=HYPERLINK(&quot;#B2 In-Out.a7:z7&quot;; 53439.00000000000000)" table:style-name="highlighted_JPY"/>
          <table:table-cell table:formula="=HYPERLINK(&quot;#B2 In-Out.a7:z7&quot;; 14000.00000000000)" table:style-name="acquired_lot_alt_JPY"/>
          <table:table-cell table:formula="=HYPERLINK(&quot;#B2 In-Out.a7:z7&quot;; &quot;&quot;)" table:style-name="acquired_lot_alt_JPY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JPY"/>
          <table:table-cell table:formula="=HYPERLINK(&quot;#B2 In-Out.a18:z18&quot;; 20200.00000000000)" table:style-name="taxable_event_border_JPY"/>
          <table:table-cell table:formula="=HYPERLINK(&quot;#B2 In-Out.a18:z18&quot;; &quot;&quot;)" table:style-name="taxable_event_border_JPY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JPY"/>
          <table:table-cell table:formula="=HYPERLINK(&quot;#B2 In-Out.a7:z7&quot;; 1.000000000000000)" table:style-name="acquired_lot_alt_border_JPY"/>
          <table:table-cell table:formula="=HYPERLINK(&quot;#B2 In-Out.a7:z7&quot;; 141.00000000000000000)" table:style-name="highlighted_border_JPY"/>
          <table:table-cell table:formula="=HYPERLINK(&quot;#B2 In-Out.a7:z7&quot;; 14000.00000000000)" table:style-name="acquired_lot_alt_border_JPY"/>
          <table:table-cell table:formula="=HYPERLINK(&quot;#B2 In-Out.a7:z7&quot;; &quot;&quot;)" table:style-name="acquired_lot_alt_border_JPY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JPY"/>
          <table:table-cell table:formula="=HYPERLINK(&quot;#B2 In-Out.a18:z18&quot;; 20200.00000000000)" table:style-name="taxable_event_JPY"/>
          <table:table-cell table:formula="=HYPERLINK(&quot;#B2 In-Out.a18:z18&quot;; &quot;&quot;)" table:style-name="taxable_event_JPY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JPY"/>
          <table:table-cell table:formula="=HYPERLINK(&quot;#B2 In-Out.a8:z8&quot;; 200.000000000000)" table:style-name="acquired_lot_JPY"/>
          <table:table-cell table:formula="=HYPERLINK(&quot;#B2 In-Out.a8:z8&quot;; 30200.00000000000)" table:style-name="highlighted_JPY"/>
          <table:table-cell table:formula="=HYPERLINK(&quot;#B2 In-Out.a8:z8&quot;; 15000.00000000000)" table:style-name="acquired_lot_JPY"/>
          <table:table-cell table:formula="=HYPERLINK(&quot;#B2 In-Out.a8:z8&quot;; &quot;&quot;)" table:style-name="acquired_lot_JPY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currency" office:currency="JPY" table:style-name="taxable_event_JPY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currency" office:currency="JPY" table:style-name="taxable_event_JPY"/>
          <table:table-cell office:value="24000.0" office:value-type="currency" office:currency="JPY" table:style-name="taxable_event_JPY"/>
          <table:table-cell office:value="24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currency" office:currency="JPY" table:style-name="taxable_event_JPY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currency" office:currency="JPY" table:style-name="taxable_event_JPY"/>
          <table:table-cell office:value="39000.0" office:value-type="currency" office:currency="JPY" table:style-name="taxable_event_JPY"/>
          <table:table-cell office:value="39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currency" office:currency="JPY" table:style-name="transparent_JPY"/>
          <table:table-cell office:value="56000.0" office:value-type="currency" office:currency="JPY" table:style-name="transparent_JPY"/>
          <table:table-cell office:value="56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currency" office:currency="JPY" table:style-name="transparent_JPY"/>
          <table:table-cell office:value="75000.0" office:value-type="currency" office:currency="JPY" table:style-name="transparent_JPY"/>
          <table:table-cell office:value="7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currency" office:currency="JPY" table:style-name="taxable_event_JPY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currency" office:currency="JPY" table:style-name="taxable_event_border_JPY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currency" office:currency="JPY" table:style-name="taxable_event_JPY"/>
          <table:table-cell office:value="444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currency" office:currency="JPY" table:style-name="taxable_event_border_JPY"/>
          <table:table-cell office:value="333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JPY"/>
          <table:table-cell table:formula="=HYPERLINK(&quot;#B3 In-Out.a19:z19&quot;; 11400.00000000000)" table:style-name="taxable_event_JPY"/>
          <table:table-cell table:formula="=HYPERLINK(&quot;#B3 In-Out.a19:z19&quot;; &quot;&quot;)" table:style-name="taxable_event_JPY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JPY"/>
          <table:table-cell table:formula="=HYPERLINK(&quot;#B3 In-Out.a4:z4&quot;; 1.0000000000000)" table:style-name="acquired_lot_JPY"/>
          <table:table-cell table:formula="=HYPERLINK(&quot;#B3 In-Out.a4:z4&quot;; 111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JPY"/>
          <table:table-cell table:formula="=HYPERLINK(&quot;#B3 In-Out.a5:z5&quot;; 12000.00000000000)" table:style-name="taxable_event_alt_JPY"/>
          <table:table-cell table:formula="=HYPERLINK(&quot;#B3 In-Out.a5:z5&quot;; &quot;&quot;)" table:style-name="taxable_event_alt_JPY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JPY"/>
          <table:table-cell table:formula="=HYPERLINK(&quot;#B3 In-Out.a6:z6&quot;; 13000.00000000000)" table:style-name="taxable_event_JPY"/>
          <table:table-cell table:formula="=HYPERLINK(&quot;#B3 In-Out.a6:z6&quot;; &quot;&quot;)" table:style-name="taxable_event_JPY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JPY"/>
          <table:table-cell table:formula="=HYPERLINK(&quot;#B3 In-Out.a21:z21&quot;; 14400.00000000000)" table:style-name="taxable_event_alt_JPY"/>
          <table:table-cell table:formula="=HYPERLINK(&quot;#B3 In-Out.a21:z21&quot;; &quot;&quot;)" table:style-name="taxable_event_alt_JPY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JPY"/>
          <table:table-cell table:formula="=HYPERLINK(&quot;#B3 In-Out.a4:z4&quot;; 2.0000000000000)" table:style-name="acquired_lot_JPY"/>
          <table:table-cell table:formula="=HYPERLINK(&quot;#B3 In-Out.a4:z4&quot;; 222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JPY"/>
          <table:table-cell table:formula="=HYPERLINK(&quot;#B3 In-Out.a22:z22&quot;; 21400.00000000000)" table:style-name="taxable_event_border_JPY"/>
          <table:table-cell table:formula="=HYPERLINK(&quot;#B3 In-Out.a22:z22&quot;; &quot;&quot;)" table:style-name="taxable_event_border_JPY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JPY"/>
          <table:table-cell table:formula="=HYPERLINK(&quot;#B3 In-Out.a4:z4&quot;; 4.0000000000000)" table:style-name="acquired_lot_border_JPY"/>
          <table:table-cell table:formula="=HYPERLINK(&quot;#B3 In-Out.a4:z4&quot;; 444.00000000000)" table:style-name="highlighted_border_JPY"/>
          <table:table-cell table:formula="=HYPERLINK(&quot;#B3 In-Out.a4:z4&quot;; 11000.00000000000)" table:style-name="acquired_lot_border_JPY"/>
          <table:table-cell table:formula="=HYPERLINK(&quot;#B3 In-Out.a4:z4&quot;; &quot;&quot;)" table:style-name="acquired_lot_border_JPY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currency" office:currency="JPY" table:style-name="taxable_event_JPY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currency" office:currency="JPY" table:style-name="taxable_event_JPY"/>
          <table:table-cell office:value="24000.0" office:value-type="currency" office:currency="JPY" table:style-name="taxable_event_JPY"/>
          <table:table-cell office:value="24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currency" office:currency="JPY" table:style-name="taxable_event_JPY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currency" office:currency="JPY" table:style-name="taxable_event_JPY"/>
          <table:table-cell office:value="39000.0" office:value-type="currency" office:currency="JPY" table:style-name="taxable_event_JPY"/>
          <table:table-cell office:value="39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currency" office:currency="JPY" table:style-name="transparent_JPY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currency" office:currency="JPY" table:style-name="transparent_JPY"/>
          <table:table-cell office:value="56000.0" office:value-type="currency" office:currency="JPY" table:style-name="transparent_JPY"/>
          <table:table-cell office:value="56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currency" office:currency="JPY" table:style-name="transparent_JPY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currency" office:currency="JPY" table:style-name="transparent_JPY"/>
          <table:table-cell office:value="75000.0" office:value-type="currency" office:currency="JPY" table:style-name="transparent_JPY"/>
          <table:table-cell office:value="7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currency" office:currency="JPY" table:style-name="taxable_event_JPY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currency" office:currency="JPY" table:style-name="taxable_event_JPY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currency" office:currency="JPY" table:style-name="taxable_event_JPY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currency" office:currency="JPY" table:style-name="taxable_event_JPY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currency" office:currency="JPY" table:style-name="taxable_event_border_JPY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currency" office:currency="JPY" table:style-name="highlighted_border_JPY"/>
          <table:table-cell office:value="202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currency" office:currency="JPY" table:style-name="taxable_event_JPY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currency" office:currency="JPY" table:style-name="transparent_JPY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currency" office:currency="JPY" table:style-name="taxable_event_JPY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currency" office:currency="JPY" table:style-name="taxable_event_border_JPY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currency" office:currency="JPY" table:style-name="taxable_event_JPY"/>
          <table:table-cell office:value="3035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currency" office:currency="JPY" table:style-name="taxable_event_JPY"/>
          <table:table-cell office:value="604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currency" office:currency="JPY" table:style-name="taxable_event_border_JPY"/>
          <table:table-cell office:value="13509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currency" office:currency="JPY" table:style-name="taxable_event_JPY"/>
          <table:table-cell office:value="413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currency" office:currency="JPY" table:style-name="taxable_event_JPY"/>
          <table:table-cell office:value="6344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currency" office:currency="JPY" table:style-name="taxable_event_JPY"/>
          <table:table-cell office:value="53439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JPY"/>
          <table:table-cell table:formula="=HYPERLINK(&quot;#B4 In-Out.a14:z14&quot;; 11200.00000000000)" table:style-name="taxable_event_JPY"/>
          <table:table-cell table:formula="=HYPERLINK(&quot;#B4 In-Out.a14:z14&quot;; &quot;&quot;)" table:style-name="taxable_event_JPY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JPY"/>
          <table:table-cell table:formula="=HYPERLINK(&quot;#B4 In-Out.a4:z4&quot;; 20.000000000000)" table:style-name="acquired_lot_JPY"/>
          <table:table-cell table:formula="=HYPERLINK(&quot;#B4 In-Out.a4:z4&quot;; 2220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JPY"/>
          <table:table-cell table:formula="=HYPERLINK(&quot;#B4 In-Out.a24:z24&quot;; 11400.00000000000)" table:style-name="taxable_event_alt_JPY"/>
          <table:table-cell table:formula="=HYPERLINK(&quot;#B4 In-Out.a24:z24&quot;; &quot;&quot;)" table:style-name="taxable_event_alt_JPY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JPY"/>
          <table:table-cell table:formula="=HYPERLINK(&quot;#B4 In-Out.a4:z4&quot;; 1.0000000000000)" table:style-name="acquired_lot_JPY"/>
          <table:table-cell table:formula="=HYPERLINK(&quot;#B4 In-Out.a4:z4&quot;; 111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JPY"/>
          <table:table-cell table:formula="=HYPERLINK(&quot;#B4 In-Out.a5:z5&quot;; 12000.00000000000)" table:style-name="taxable_event_JPY"/>
          <table:table-cell table:formula="=HYPERLINK(&quot;#B4 In-Out.a5:z5&quot;; &quot;&quot;)" table:style-name="taxable_event_JPY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JPY"/>
          <table:table-cell table:formula="=HYPERLINK(&quot;#B4 In-Out.a15:z15&quot;; 12200.00000000000)" table:style-name="taxable_event_alt_JPY"/>
          <table:table-cell table:formula="=HYPERLINK(&quot;#B4 In-Out.a15:z15&quot;; &quot;&quot;)" table:style-name="taxable_event_alt_JPY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JPY"/>
          <table:table-cell table:formula="=HYPERLINK(&quot;#B4 In-Out.a4:z4&quot;; 79.0000000000000)" table:style-name="acquired_lot_JPY"/>
          <table:table-cell table:formula="=HYPERLINK(&quot;#B4 In-Out.a4:z4&quot;; 8769.00000000000)" table:style-name="highlighted_JPY"/>
          <table:table-cell table:formula="=HYPERLINK(&quot;#B4 In-Out.a4:z4&quot;; 1100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JPY"/>
          <table:table-cell table:formula="=HYPERLINK(&quot;#B4 In-Out.a15:z15&quot;; 12200.00000000000)" table:style-name="taxable_event_alt_JPY"/>
          <table:table-cell table:formula="=HYPERLINK(&quot;#B4 In-Out.a15:z15&quot;; &quot;&quot;)" table:style-name="taxable_event_alt_JPY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JPY"/>
          <table:table-cell table:formula="=HYPERLINK(&quot;#B4 In-Out.a5:z5&quot;; 0.000)" table:style-name="acquired_lot_alt_JPY"/>
          <table:table-cell table:formula="=HYPERLINK(&quot;#B4 In-Out.a5:z5&quot;; 2520.0000000000000000)" table:style-name="highlighted_JPY"/>
          <table:table-cell table:formula="=HYPERLINK(&quot;#B4 In-Out.a5:z5&quot;; 12000.00000000000)" table:style-name="acquired_lot_alt_JPY"/>
          <table:table-cell table:formula="=HYPERLINK(&quot;#B4 In-Out.a5:z5&quot;; &quot;&quot;)" table:style-name="acquired_lot_alt_JPY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JPY"/>
          <table:table-cell table:formula="=HYPERLINK(&quot;#B4 In-Out.a6:z6&quot;; 13000.00000000000)" table:style-name="taxable_event_JPY"/>
          <table:table-cell table:formula="=HYPERLINK(&quot;#B4 In-Out.a6:z6&quot;; &quot;&quot;)" table:style-name="taxable_event_JPY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JPY"/>
          <table:table-cell table:formula="=HYPERLINK(&quot;#B4 In-Out.a5:z5&quot;; 0.000)" table:style-name="acquired_lot_alt_JPY"/>
          <table:table-cell table:formula="=HYPERLINK(&quot;#B4 In-Out.a5:z5&quot;; 21480.000000000000000)" table:style-name="highlighted_JPY"/>
          <table:table-cell table:formula="=HYPERLINK(&quot;#B4 In-Out.a5:z5&quot;; 12000.00000000000)" table:style-name="acquired_lot_alt_JPY"/>
          <table:table-cell table:formula="=HYPERLINK(&quot;#B4 In-Out.a5:z5&quot;; &quot;&quot;)" table:style-name="acquired_lot_alt_JPY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JPY"/>
          <table:table-cell table:formula="=HYPERLINK(&quot;#B4 In-Out.a6:z6&quot;; 0)" table:style-name="acquired_lot_JPY"/>
          <table:table-cell table:formula="=HYPERLINK(&quot;#B4 In-Out.a6:z6&quot;; 39000.00000000000000)" table:style-name="highlighted_JPY"/>
          <table:table-cell table:formula="=HYPERLINK(&quot;#B4 In-Out.a6:z6&quot;; 13000.00000000000)" table:style-name="acquired_lot_JPY"/>
          <table:table-cell table:formula="=HYPERLINK(&quot;#B4 In-Out.a6:z6&quot;; &quot;&quot;)" table:style-name="acquired_lot_JPY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JPY"/>
          <table:table-cell table:formula="=HYPERLINK(&quot;#B4 In-Out.a16:z16&quot;; 14200.00000000000)" table:style-name="taxable_event_alt_JPY"/>
          <table:table-cell table:formula="=HYPERLINK(&quot;#B4 In-Out.a16:z16&quot;; &quot;&quot;)" table:style-name="taxable_event_alt_JPY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JPY"/>
          <table:table-cell table:formula="=HYPERLINK(&quot;#B4 In-Out.a7:z7&quot;; 21.000000000000000)" table:style-name="acquired_lot_alt_JPY"/>
          <table:table-cell table:formula="=HYPERLINK(&quot;#B4 In-Out.a7:z7&quot;; 2961.000000000000000)" table:style-name="highlighted_JPY"/>
          <table:table-cell table:formula="=HYPERLINK(&quot;#B4 In-Out.a7:z7&quot;; 14000.00000000000)" table:style-name="acquired_lot_alt_JPY"/>
          <table:table-cell table:formula="=HYPERLINK(&quot;#B4 In-Out.a7:z7&quot;; &quot;&quot;)" table:style-name="acquired_lot_alt_JPY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JPY"/>
          <table:table-cell table:formula="=HYPERLINK(&quot;#B4 In-Out.a17:z17&quot;; 14300.00000000000)" table:style-name="taxable_event_JPY"/>
          <table:table-cell table:formula="=HYPERLINK(&quot;#B4 In-Out.a17:z17&quot;; &quot;&quot;)" table:style-name="taxable_event_JPY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JPY"/>
          <table:table-cell table:formula="=HYPERLINK(&quot;#B4 In-Out.a7:z7&quot;; 379.000000000000000)" table:style-name="acquired_lot_alt_JPY"/>
          <table:table-cell table:formula="=HYPERLINK(&quot;#B4 In-Out.a7:z7&quot;; 53439.00000000000000)" table:style-name="highlighted_JPY"/>
          <table:table-cell table:formula="=HYPERLINK(&quot;#B4 In-Out.a7:z7&quot;; 14000.00000000000)" table:style-name="acquired_lot_alt_JPY"/>
          <table:table-cell table:formula="=HYPERLINK(&quot;#B4 In-Out.a7:z7&quot;; &quot;&quot;)" table:style-name="acquired_lot_alt_JPY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JPY"/>
          <table:table-cell table:formula="=HYPERLINK(&quot;#B4 In-Out.a26:z26&quot;; 14400.00000000000)" table:style-name="taxable_event_alt_JPY"/>
          <table:table-cell table:formula="=HYPERLINK(&quot;#B4 In-Out.a26:z26&quot;; &quot;&quot;)" table:style-name="taxable_event_alt_JPY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JPY"/>
          <table:table-cell table:formula="=HYPERLINK(&quot;#B4 In-Out.a8:z8&quot;; 2.00000000000000)" table:style-name="acquired_lot_JPY"/>
          <table:table-cell table:formula="=HYPERLINK(&quot;#B4 In-Out.a8:z8&quot;; 302.00000000000)" table:style-name="highlighted_JPY"/>
          <table:table-cell table:formula="=HYPERLINK(&quot;#B4 In-Out.a8:z8&quot;; 15000.00000000000)" table:style-name="acquired_lot_JPY"/>
          <table:table-cell table:formula="=HYPERLINK(&quot;#B4 In-Out.a8:z8&quot;; &quot;&quot;)" table:style-name="acquired_lot_JPY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JPY"/>
          <table:table-cell table:formula="=HYPERLINK(&quot;#B4 In-Out.a18:z18&quot;; 20200.00000000000)" table:style-name="taxable_event_border_JPY"/>
          <table:table-cell table:formula="=HYPERLINK(&quot;#B4 In-Out.a18:z18&quot;; &quot;&quot;)" table:style-name="taxable_event_border_JPY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JPY"/>
          <table:table-cell table:formula="=HYPERLINK(&quot;#B4 In-Out.a8:z8&quot;; 201.00000000000000)" table:style-name="acquired_lot_border_JPY"/>
          <table:table-cell table:formula="=HYPERLINK(&quot;#B4 In-Out.a8:z8&quot;; 30351.00000000000)" table:style-name="highlighted_border_JPY"/>
          <table:table-cell table:formula="=HYPERLINK(&quot;#B4 In-Out.a8:z8&quot;; 15000.00000000000)" table:style-name="acquired_lot_border_JPY"/>
          <table:table-cell table:formula="=HYPERLINK(&quot;#B4 In-Out.a8:z8&quot;; &quot;&quot;)" table:style-name="acquired_lot_border_JPY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JPY"/>
          <table:table-cell table:formula="=HYPERLINK(&quot;#B4 In-Out.a27:z27&quot;; 21400.00000000000)" table:style-name="taxable_event_alt_JPY"/>
          <table:table-cell table:formula="=HYPERLINK(&quot;#B4 In-Out.a27:z27&quot;; &quot;&quot;)" table:style-name="taxable_event_alt_JPY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JPY"/>
          <table:table-cell table:formula="=HYPERLINK(&quot;#B4 In-Out.a8:z8&quot;; 4.00000000000000)" table:style-name="acquired_lot_JPY"/>
          <table:table-cell table:formula="=HYPERLINK(&quot;#B4 In-Out.a8:z8&quot;; 604.00000000000)" table:style-name="highlighted_JPY"/>
          <table:table-cell table:formula="=HYPERLINK(&quot;#B4 In-Out.a8:z8&quot;; 15000.00000000000)" table:style-name="acquired_lot_JPY"/>
          <table:table-cell table:formula="=HYPERLINK(&quot;#B4 In-Out.a8:z8&quot;; &quot;&quot;)" table:style-name="acquired_lot_JPY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JPY" style:display-name="transparent_JPY" style:family="table-cell" style:parent-style-name="transparent_5f_USD" style:data-style-name="N12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25">
      <style:text-properties style:language-asian="ja" style:country-asian="JP"/>
    </style:style>
    <style:style style:name="taxable_5f_event_5f_JPY" style:display-name="taxable_event_JPY" style:family="table-cell" style:parent-style-name="taxable_5f_event_5f_USD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2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2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2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2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4T23:33:12.196000</dc:date>
    <meta:editing-duration>P1DT11H18M43S</meta:editing-duration>
    <meta:editing-cycles>119</meta:editing-cycles>
    <meta:generator>http://pypi.python.org/pypi/ezodf/0.1.0$Python3.10.6 (main, Nov 14 2022, 16:10:14) [GCC 11.3.0]</meta:generator>
    <dc:creator>Neal Chambers</dc:creator>
    <meta:document-statistic meta:table-count="3" meta:cell-count="116" meta:object-count="0"/>
  </office:meta>
</office:document-meta>
</file>